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99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3" table:style-name="ta1">
        <table:table-column table:style-name="co1" table:number-columns-repeated="41" table:default-cell-style-name="ce1"/>
        <table:table-column table:style-name="co2" table:number-columns-repeated="43" table:default-cell-style-name="ce1"/>
        <table:table-column table:style-name="co3" table:number-columns-repeated="940" table:default-cell-style-name="ce1"/>
        <table:table-row table:style-name="ro1">
          <table:table-cell table:number-columns-repeated="8"/>
          <table:table-cell office:value-type="string" calcext:value-type="string">
            <text:p>Zeilennummer der Permuation (lexographical order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1" office:value-type="string" calcext:value-type="string">
            <text:p>↓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i nur einer 0: immer Zeile 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/>
          <table:table-cell table:style-name="ce12"/>
          <table:table-cell table:style-name="Default"/>
          <table:table-cell table:style-name="ce1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9"/>
          <table:table-cell table:style-name="ce23"/>
          <table:table-cell table:style-name="Default" table:number-columns-repeated="25"/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Default" table:number-columns-repeated="25"/>
          <table:table-cell table:number-columns-repeated="980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Default" table:number-columns-repeated="25"/>
          <table:table-cell table:number-columns-repeated="98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12"/>
          <table:table-cell table:style-name="Default" table:number-columns-repeated="2"/>
          <table:table-cell/>
          <table:table-cell office:value-type="string" calcext:value-type="string">
            <text:p>Beobachtungen:</text:p>
          </table:table-cell>
          <table:table-cell table:number-columns-repeated="6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1" office:value-type="string" calcext:value-type="string">
            <text:p>1)</text:p>
          </table:table-cell>
          <table:table-cell office:value-type="string" calcext:value-type="string">
            <text:p>bei</text:p>
          </table:table-cell>
          <table:table-cell table:number-columns-repeated="2"/>
          <table:table-cell office:value-type="string" calcext:value-type="string">
            <text:p>immer:</text:p>
          </table:table-cell>
          <table:table-cell table:number-columns-repeated="3"/>
          <table:table-cell table:style-name="Default" table:number-columns-repeated="27"/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Nullen: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mutationen </text:p>
          </table:table-cell>
          <table:table-cell table:number-columns-repeated="2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/>
          <table:table-cell table:style-name="Default"/>
          <table:table-cell table:style-name="ce21" office:value-type="string" calcext:value-type="string">
            <text:p>2)</text:p>
          </table:table-cell>
          <table:table-cell table:style-name="ce21" office:value-type="string" calcext:value-type="string">
            <text:p>Nullen mit bestimmten rechtsbpndigen Positionen haben immer</text:p>
          </table:table-cell>
          <table:table-cell table:number-columns-repeated="6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gleiche Permutationspositionen, egal wie viele Zahlen es sind</text:p>
          </table:table-cell>
          <table:table-cell table:number-columns-repeated="6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8"/>
          <table:table-cell table:style-name="Default" table:number-columns-repeated="27"/>
          <table:table-cell table:number-columns-repeated="98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7"/>
          <table:table-cell table:number-columns-repeated="98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>
        <table:table-column table:style-name="co1" table:number-columns-repeated="41" table:default-cell-style-name="ce1"/>
        <table:table-column table:style-name="co2" table:number-columns-repeated="43" table:default-cell-style-name="ce1"/>
        <table:table-column table:style-name="co3" table:number-columns-repeated="940" table:default-cell-style-name="ce1"/>
        <table:table-row table:style-name="ro1">
          <table:table-cell table:number-columns-repeated="8"/>
          <table:table-cell office:value-type="string" calcext:value-type="string">
            <text:p>Zeilennummer der Permuation (lexographical order)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1" office:value-type="string" calcext:value-type="string">
            <text:p>↓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99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i nur einer 0: immer Zeile 0</text:p>
          </table:table-cell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" office:value-type="string" calcext:value-type="string">
            <text:p><text:s/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/>
          <table:table-cell table:style-name="ce2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27"/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 table:style-name="Default"/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5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5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5" office:value-type="float" office:value="6" calcext:value-type="float">
            <text:p>6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5" office:value-type="float" office:value="14" calcext:value-type="float">
            <text:p>14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16"/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6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number-columns-repeated="99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float" office:value="21" calcext:value-type="float">
            <text:p>2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float" office:value="21" calcext:value-type="float">
            <text:p>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7"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anzahl nullen</text:p>
          </table:table-cell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>
        <table:table-column table:style-name="co1" table:number-columns-repeated="17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2" table:number-columns-repeated="42" table:default-cell-style-name="ce1"/>
        <table:table-column table:style-name="co3" table:number-columns-repeated="940" table:default-cell-style-name="ce1"/>
        <table:table-row table:style-name="ro1">
          <table:table-cell table:number-columns-repeated="8"/>
          <table:table-cell office:value-type="string" calcext:value-type="string">
            <text:p>Zeilennummer der Permuation (lexographical order)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1" office:value-type="string" calcext:value-type="string">
            <text:p>↓</text:p>
          </table:table-cell>
          <table:table-cell table:number-columns-repeated="8"/>
          <table:table-cell table:style-name="ce21" office:value-type="string" calcext:value-type="string">
            <text:p>Result: Summe (Zeilennummer der Permutation + 1)</text:p>
          </table:table-cell>
          <table:table-cell table:number-columns-repeated="7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7"/>
          <table:table-cell table:number-columns-repeated="960"/>
        </table:table-row>
        <table:table-row table:style-name="ro1">
          <table:table-cell table:number-columns-repeated="6"/>
          <table:table-cell table:style-name="ce28" office:value-type="float" office:value="0" calcext:value-type="float">
            <text:p>0</text:p>
          </table:table-cell>
          <table:table-cell table:number-columns-repeated="14"/>
          <table:table-cell table:style-name="ce28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7"/>
          <table:table-cell table:number-columns-repeated="96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i nur einer 0: immer Zeile 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7"/>
          <table:table-cell table:number-columns-repeated="960"/>
        </table:table-row>
        <table:table-row table:style-name="ro1">
          <table:table-cell table:number-columns-repeated="9"/>
          <table:table-cell office:value-type="string" calcext:value-type="string">
            <text:p>Resul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5"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I7:.I8])+COUNT([.I7:.I8])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Q7:.Q8])+COUNT([.Q7:.Q8])"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Y7:.Y8])+COUNT([.Y7:.Y8])" office:value-type="float" office:value="7" calcext:value-type="float">
            <text:p>7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AG7:.AG8])+COUNT([.AG7:.AG8])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AO7:.AO8])+COUNT([.AO7:.AO8])" office:value-type="float" office:value="16" calcext:value-type="float">
            <text:p>16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AW7:.AW8])+COUNT([.AW7:.AW8])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BE7:.BE8])+COUNT([.BE7:.BE8])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BM7:.BM8])+COUNT([.BM7:.BM8])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BU7:.BU8])+COUNT([.BU7:.BU8])" office:value-type="float" office:value="82" calcext:value-type="float">
            <text:p>82</text:p>
          </table:table-cell>
          <table:table-cell table:style-name="ce22" office:value-type="float" office:value="0" calcext:value-type="float">
            <text:p>0</text:p>
          </table:table-cell>
          <table:table-cell table:style-name="ce5" table:number-columns-repeated="3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CC7:.CC8])+COUNT([.CC7:.CC8])" office:value-type="float" office:value="107" calcext:value-type="float">
            <text:p>107</text:p>
          </table:table-cell>
          <table:table-cell table:style-name="Default" table:number-columns-repeated="2"/>
          <table:table-cell table:number-columns-repeated="94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40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5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14" calcext:value-type="float">
            <text:p>1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5" office:value-type="float" office:value="21" calcext:value-type="float">
            <text:p>2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24" calcext:value-type="float">
            <text:p>24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54" calcext:value-type="float">
            <text:p>54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5" office:value-type="float" office:value="80" calcext:value-type="float">
            <text:p>80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05" calcext:value-type="float">
            <text:p>105</text:p>
          </table:table-cell>
          <table:table-cell table:style-name="Default" table:number-columns-repeated="3"/>
          <table:table-cell table:number-columns-repeated="94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number-columns-repeated="3"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I11:.I16]) + COUNT([.I11:.I16])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Q11:.Q16]) + COUNT([.Q11:.Q16])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Y11:.Y16]) + COUNT([.Y11:.Y16])" office:value-type="float" office:value="77" calcext:value-type="float">
            <text:p>7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AG11:.AG16]) + COUNT([.AG11:.AG16])" office:value-type="float" office:value="168" calcext:value-type="float">
            <text:p>168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12"/>
          <table:table-cell table:formula="of:=SUM([.AO11:.AO16]) + COUNT([.AO11:.AO16])" office:value-type="float" office:value="276" calcext:value-type="float">
            <text:p>27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/>
          <table:table-cell table:style-name="ce12"/>
          <table:table-cell table:formula="of:=SUM([.AW11:.AW16]) + COUNT([.AW11:.AW16])" office:value-type="float" office:value="377" calcext:value-type="float">
            <text:p>377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7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7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7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[.I19:.I42])+COUNT([.I19:.I42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Q19:.Q42])+COUNT([.Q19:.Q42])" office:value-type="float" office:value="1488" calcext:value-type="float">
            <text:p>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Y19:.Y42])+COUNT([.Y19:.Y42])" office:value-type="float" office:value="1452" calcext:value-type="float">
            <text:p>1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G19:.AG42])+COUNT([.AG19:.AG42])" office:value-type="float" office:value="1266" calcext:value-type="float">
            <text:p>1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formula="of:=SUM([.AO19:.AO42])+COUNT([.AO19:.AO42])" office:value-type="float" office:value="1056" calcext:value-type="float">
            <text:p>1056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83"/>
        </table:table-row>
        <table:table-row table:style-name="ro1">
          <table:table-cell table:number-columns-repeated="9"/>
          <table:table-cell table:style-name="ce21" office:value-type="string" calcext:value-type="string">
            <text:p>anzahl null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0.00.0000</text:date>, <text:time style:data-style-name="N2" text:time-value="19:08:06.8154950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6:55:27.132172955</meta:creation-date>
    <dc:date>2019-11-03T12:06:00.180054567</dc:date>
    <meta:editing-duration>P1DT10M36S</meta:editing-duration>
    <meta:editing-cycles>30</meta:editing-cycles>
    <meta:generator>LibreOffice/5.1.6.2$Linux_X86_64 LibreOffice_project/10m0$Build-2</meta:generator>
    <meta:document-statistic meta:table-count="3" meta:cell-count="2516" meta:object-count="0"/>
  </office:meta>
</office:document-meta>
</file>